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8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7-0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1-01-04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2968" calcext:value-type="float">
            <text:p>17.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082" calcext:value-type="float">
            <text:p>17.99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4428" calcext:value-type="float">
            <text:p>18.66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3688" calcext:value-type="float">
            <text:p>17.8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6554" calcext:value-type="float">
            <text:p>17.38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09476363636" calcext:value-type="float">
            <text:p>17.210947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8092" calcext:value-type="float">
            <text:p>16.73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5176" calcext:value-type="float">
            <text:p>16.7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14192" calcext:value-type="float">
            <text:p>16.84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45" calcext:value-type="float">
            <text:p>16.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6514" calcext:value-type="float">
            <text:p>17.066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5505" calcext:value-type="float">
            <text:p>17.37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129" calcext:value-type="float">
            <text:p>17.94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9646" calcext:value-type="float">
            <text:p>16.979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2828" calcext:value-type="float">
            <text:p>17.29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1442" calcext:value-type="float">
            <text:p>16.871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44672" calcext:value-type="float">
            <text:p>16.84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1932" calcext:value-type="float">
            <text:p>16.98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41568" calcext:value-type="float">
            <text:p>17.10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6366" calcext:value-type="float">
            <text:p>17.406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0084" calcext:value-type="float">
            <text:p>18.96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2404" calcext:value-type="float">
            <text:p>18.47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3076" calcext:value-type="float">
            <text:p>17.75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0374" calcext:value-type="float">
            <text:p>17.470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4332" calcext:value-type="float">
            <text:p>17.13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28848" calcext:value-type="float">
            <text:p>16.83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1249" calcext:value-type="float">
            <text:p>16.851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0502" calcext:value-type="float">
            <text:p>16.970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8132" calcext:value-type="float">
            <text:p>17.05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6663" calcext:value-type="float">
            <text:p>17.496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5892" calcext:value-type="float">
            <text:p>18.18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5546" calcext:value-type="float">
            <text:p>18.465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922" calcext:value-type="float">
            <text:p>18.044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006" calcext:value-type="float">
            <text:p>17.574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43945" calcext:value-type="float">
            <text:p>17.634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7448" calcext:value-type="float">
            <text:p>17.4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6736" calcext:value-type="float">
            <text:p>17.65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2804" calcext:value-type="float">
            <text:p>17.86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1815" calcext:value-type="float">
            <text:p>18.331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5442" calcext:value-type="float">
            <text:p>18.395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8152" calcext:value-type="float">
            <text:p>19.7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0084" calcext:value-type="float">
            <text:p>18.96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03" calcext:value-type="float">
            <text:p>18.14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1988" calcext:value-type="float">
            <text:p>18.19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563" calcext:value-type="float">
            <text:p>18.37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6348" calcext:value-type="float">
            <text:p>18.78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078" calcext:value-type="float">
            <text:p>18.531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438" calcext:value-type="float">
            <text:p>18.744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8506" calcext:value-type="float">
            <text:p>19.28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7122" calcext:value-type="float">
            <text:p>20.40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4828" calcext:value-type="float">
            <text:p>21.86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7066" calcext:value-type="float">
            <text:p>19.19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569" calcext:value-type="float">
            <text:p>18.85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2642" calcext:value-type="float">
            <text:p>18.85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74" calcext:value-type="float">
            <text:p>18.87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004" calcext:value-type="float">
            <text:p>19.08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50405" calcext:value-type="float">
            <text:p>19.7550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206" calcext:value-type="float">
            <text:p>20.317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1306" calcext:value-type="float">
            <text:p>22.641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98112" calcext:value-type="float">
            <text:p>20.73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7358" calcext:value-type="float">
            <text:p>19.24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39225" calcext:value-type="float">
            <text:p>19.95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0614" calcext:value-type="float">
            <text:p>19.39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014" calcext:value-type="float">
            <text:p>19.16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046" calcext:value-type="float">
            <text:p>18.92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986" calcext:value-type="float">
            <text:p>18.937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475" calcext:value-type="float">
            <text:p>18.9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8486" calcext:value-type="float">
            <text:p>19.12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913" calcext:value-type="float">
            <text:p>19.70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5698" calcext:value-type="float">
            <text:p>21.20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85696" calcext:value-type="float">
            <text:p>21.77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9012" calcext:value-type="float">
            <text:p>20.28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91" calcext:value-type="float">
            <text:p>19.4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6865" calcext:value-type="float">
            <text:p>19.9706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038" calcext:value-type="float">
            <text:p>19.35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6556" calcext:value-type="float">
            <text:p>18.92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8426" calcext:value-type="float">
            <text:p>18.648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662" calcext:value-type="float">
            <text:p>18.67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5672" calcext:value-type="float">
            <text:p>18.9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534" calcext:value-type="float">
            <text:p>19.86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1972" calcext:value-type="float">
            <text:p>21.11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778" calcext:value-type="float">
            <text:p>22.98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3354" calcext:value-type="float">
            <text:p>22.263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794" calcext:value-type="float">
            <text:p>20.830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52262857143" calcext:value-type="float">
            <text:p>19.93522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818" calcext:value-type="float">
            <text:p>19.87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998" calcext:value-type="float">
            <text:p>18.88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087" calcext:value-type="float">
            <text:p>18.39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34715" calcext:value-type="float">
            <text:p>19.3934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2782" calcext:value-type="float">
            <text:p>19.972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5338" calcext:value-type="float">
            <text:p>22.135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88912" calcext:value-type="float">
            <text:p>20.99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046" calcext:value-type="float">
            <text:p>21.323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61045" calcext:value-type="float">
            <text:p>19.886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994" calcext:value-type="float">
            <text:p>18.620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7304" calcext:value-type="float">
            <text:p>18.3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0162" calcext:value-type="float">
            <text:p>18.060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5684" calcext:value-type="float">
            <text:p>18.04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037" calcext:value-type="float">
            <text:p>18.20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68155" calcext:value-type="float">
            <text:p>18.7168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7838" calcext:value-type="float">
            <text:p>19.27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906" calcext:value-type="float">
            <text:p>22.107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918" calcext:value-type="float">
            <text:p>19.15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2162" calcext:value-type="float">
            <text:p>18.822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7966" calcext:value-type="float">
            <text:p>18.777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2364" calcext:value-type="float">
            <text:p>18.15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004" calcext:value-type="float">
            <text:p>18.1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8178" calcext:value-type="float">
            <text:p>18.18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9722" calcext:value-type="float">
            <text:p>18.349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6318" calcext:value-type="float">
            <text:p>18.546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0218" calcext:value-type="float">
            <text:p>19.27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821" calcext:value-type="float">
            <text:p>19.96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786" calcext:value-type="float">
            <text:p>22.671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1972" calcext:value-type="float">
            <text:p>21.11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986" calcext:value-type="float">
            <text:p>19.31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3535" calcext:value-type="float">
            <text:p>19.5923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7748" calcext:value-type="float">
            <text:p>18.55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3542" calcext:value-type="float">
            <text:p>18.433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5274" calcext:value-type="float">
            <text:p>18.575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0588" calcext:value-type="float">
            <text:p>18.4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471" calcext:value-type="float">
            <text:p>18.63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49424" calcext:value-type="float">
            <text:p>19.27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7378" calcext:value-type="float">
            <text:p>19.40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118" calcext:value-type="float">
            <text:p>21.518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3154" calcext:value-type="float">
            <text:p>20.663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869" calcext:value-type="float">
            <text:p>19.99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6715" calcext:value-type="float">
            <text:p>19.436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354" calcext:value-type="float">
            <text:p>18.834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4438" calcext:value-type="float">
            <text:p>18.744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4606" calcext:value-type="float">
            <text:p>18.564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5734" calcext:value-type="float">
            <text:p>18.445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4042" calcext:value-type="float">
            <text:p>18.624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669" calcext:value-type="float">
            <text:p>19.068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437" calcext:value-type="float">
            <text:p>19.72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7302" calcext:value-type="float">
            <text:p>21.847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6082" calcext:value-type="float">
            <text:p>19.70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953" calcext:value-type="float">
            <text:p>19.09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97" calcext:value-type="float">
            <text:p>18.809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2746" calcext:value-type="float">
            <text:p>18.922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882" calcext:value-type="float">
            <text:p>18.867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4288" calcext:value-type="float">
            <text:p>18.899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7244" calcext:value-type="float">
            <text:p>19.09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1743" calcext:value-type="float">
            <text:p>20.0417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6122" calcext:value-type="float">
            <text:p>23.836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9756" calcext:value-type="float">
            <text:p>21.6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30865" calcext:value-type="float">
            <text:p>20.1230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07" calcext:value-type="float">
            <text:p>19.22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2642" calcext:value-type="float">
            <text:p>18.852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7422" calcext:value-type="float">
            <text:p>18.997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2964" calcext:value-type="float">
            <text:p>19.14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05605714286" calcext:value-type="float">
            <text:p>20.16056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4066" calcext:value-type="float">
            <text:p>21.864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84544" calcext:value-type="float">
            <text:p>22.22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1308" calcext:value-type="float">
            <text:p>20.37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42965714286" calcext:value-type="float">
            <text:p>20.33429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9684" calcext:value-type="float">
            <text:p>19.56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1356" calcext:value-type="float">
            <text:p>19.23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57657142857" calcext:value-type="float">
            <text:p>20.005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1584" calcext:value-type="float">
            <text:p>20.24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4292" calcext:value-type="float">
            <text:p>20.62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4254" calcext:value-type="float">
            <text:p>21.844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26384" calcext:value-type="float">
            <text:p>20.65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821" calcext:value-type="float">
            <text:p>19.96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6186" calcext:value-type="float">
            <text:p>19.77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82512" calcext:value-type="float">
            <text:p>19.68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882" calcext:value-type="float">
            <text:p>19.62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675" calcext:value-type="float">
            <text:p>19.7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0208" calcext:value-type="float">
            <text:p>20.46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4164" calcext:value-type="float">
            <text:p>21.12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1542" calcext:value-type="float">
            <text:p>25.291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83056" calcext:value-type="float">
            <text:p>20.42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006" calcext:value-type="float">
            <text:p>20.24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9426" calcext:value-type="float">
            <text:p>19.029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3434" calcext:value-type="float">
            <text:p>19.09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9436" calcext:value-type="float">
            <text:p>19.10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836" calcext:value-type="float">
            <text:p>19.26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725" calcext:value-type="float">
            <text:p>19.89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9504" calcext:value-type="float">
            <text:p>20.6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7828" calcext:value-type="float">
            <text:p>19.19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60305" calcext:value-type="float">
            <text:p>20.0560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4532" calcext:value-type="float">
            <text:p>18.73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3364" calcext:value-type="float">
            <text:p>18.53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142" calcext:value-type="float">
            <text:p>18.662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043" calcext:value-type="float">
            <text:p>18.68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124" calcext:value-type="float">
            <text:p>18.89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31236363636" calcext:value-type="float">
            <text:p>20.1431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51792" calcext:value-type="float">
            <text:p>20.25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449" calcext:value-type="float">
            <text:p>24.49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4574" calcext:value-type="float">
            <text:p>20.594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11" calcext:value-type="float">
            <text:p>20.3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7004" calcext:value-type="float">
            <text:p>20.98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25604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00" meta:object-count="0"/>
    <meta:user-defined meta:name="AppVersion">3.0</meta:user-defined>
  </office:meta>
</office:document-meta>
</file>